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9f0c" officeooo:paragraph-rsid="00059f0c"/>
    </style:style>
    <style:style style:name="P2" style:family="paragraph" style:parent-style-name="Standard">
      <style:text-properties officeooo:rsid="00059f0c" officeooo:paragraph-rsid="0005d332"/>
    </style:style>
    <style:style style:name="P3" style:family="paragraph" style:parent-style-name="Standard">
      <style:text-properties fo:font-weight="bold" officeooo:rsid="00059f0c" officeooo:paragraph-rsid="00059f0c" style:font-weight-asian="bold" style:font-weight-complex="bold"/>
    </style:style>
    <style:style style:name="P4" style:family="paragraph" style:parent-style-name="Standard">
      <style:text-properties fo:font-weight="bold" officeooo:rsid="0005d332" officeooo:paragraph-rsid="0005d332" style:font-weight-asian="bold" style:font-weight-complex="bold"/>
    </style:style>
    <style:style style:name="P5" style:family="paragraph" style:parent-style-name="Standard">
      <style:text-properties fo:font-weight="bold" officeooo:rsid="0005d332" officeooo:paragraph-rsid="0007ec02" style:font-weight-asian="bold" style:font-weight-complex="bold"/>
    </style:style>
    <style:style style:name="P6" style:family="paragraph" style:parent-style-name="Standard">
      <style:text-properties fo:font-weight="bold" officeooo:rsid="00095ef4" officeooo:paragraph-rsid="00095ef4"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07ec02" style:font-style-asian="normal" style:font-style-complex="normal"/>
    </style:style>
    <style:style style:name="T3" style:family="text">
      <style:text-properties fo:font-style="normal" officeooo:rsid="00084d80"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5d332" style:font-style-asian="normal" style:font-weight-asian="normal" style:font-style-complex="normal" style:font-weight-complex="normal"/>
    </style:style>
    <style:style style:name="T6" style:family="text">
      <style:text-properties fo:font-style="normal" fo:font-weight="normal" officeooo:rsid="0007ec02" style:font-style-asian="normal" style:font-weight-asian="normal" style:font-style-complex="normal" style:font-weight-complex="normal"/>
    </style:style>
    <style:style style:name="T7" style:family="text">
      <style:text-properties fo:font-style="normal" fo:font-weight="normal" officeooo:rsid="00084d80"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officeooo:rsid="00084d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veloper list:</text:p>
      <text:p text:style-name="P1"><text:tab/>Matthew Kavanagh<text:tab/><text:span text:style-name="T9">kavanamw@mail.uc.edu</text:span></text:p>
      <text:p text:style-name="P1"/>
      <text:p text:style-name="P3">Project Title:</text:p>
      <text:p text:style-name="P1"><text:tab/>Final Project For CS1, Connect Four</text:p>
      <text:p text:style-name="P1"/>
      <text:p text:style-name="P3">Project Description:</text:p>
      <text:p text:style-name="P1"><text:tab/>The idea of this project was to use the concepts of C++ and Object Oriented Programming that I have learned thought this semester in a medium sized project to demonstrate my skills. The game connect four seemed rather simple when I first considered it, but upon looking further I understood that this would be a bit of a bigger deal that I assumed it would be. What first seemed simple soon turned into quiet the challenge.</text:p>
      <text:p text:style-name="P1"/>
      <text:p text:style-name="P3">Original Design and Specifications:</text:p>
      <text:p text:style-name="P3"><text:tab/></text:p>
      <text:p text:style-name="P3"/>
      <text:p text:style-name="P3">Feature List:</text:p>
      <text:p text:style-name="P2"><text:span text:style-name="T8"><text:tab/></text:span><text:span text:style-name="T4">This project has several interesting features that are worth noting. The program will automatically place the players next move on the array level that it available, in other words when player 1 places their first move on the bottom of the board player two can also place their next move above player one’s and the program will automatically place their move above player ones. Of course this is necessary and exactly how Connect Four works but it proved to be an interesting programming problem since the laws of nature tend to take care of that in real life. </text:span><text:span text:style-name="T5">The program will also not allow either player to place their turn in an array position that is illegal or otherwise impossible. When a player tries to make an illegal move the program outputs to the user “You cannot move there!” or “Can't let you move there!” depending on the situation. This prevents the program from having a bug due to an impossible move. Most of the detection for this comes from very long if statements that look at the values in the array and determines if the inputted move is impossible. The board is drawn with vectors identified as row1 to row7 what are then drawn as the board. </text:span></text:p>
      <text:p text:style-name="P2"><text:span text:style-name="T5"/></text:p>
      <text:p text:style-name="P4"><text:span text:style-name="T1">Testing Methodologies:</text:span></text:p>
      <text:p text:style-name="P5"><text:span text:style-name="T1"><text:tab/></text:span><text:span text:style-name="T4">The testing for this assignment was done just as it was for many C++ assignments, lots of bugs, endless errors and a lot of using the “cout” command to test where the program was failing. Because this is a fairly small project and I lack the understanding I did not use a unit testing methodology to find errors and test the programs logic. </text:span></text:p>
      <text:p text:style-name="P5"><text:span text:style-name="T4"/></text:p>
      <text:p text:style-name="P5"><text:span text:style-name="T2">Program usage guidelines:</text:span></text:p>
      <text:p text:style-name="P5"><text:span text:style-name="T6"><text:tab/>This will actually be a rather short section because the use of this program is very simple. Since it is only the one main.cpp file there is no importing or other files needed. The most important thing is that if the user intends to run this program as an imported project then he/she will need to open the project in the Qt Creator environment due to its .pro file extensions. </text:span><text:span text:style-name="T7">Once the project is imported the user will simply need to hit run only checking to make sure that Qt Creator is set to open the output in the console window and not the in IDE window. Once the program is open the user just needs to find someone to play against. Player 1 goes first, you pick where you want to go by typing the number that corresponds to the column that you want to place your move at. Once you have selected your column the program will automatically place your move in the fist available slot. You will know that your move was made because the number 1 or 2 will appear in the column you selected. When one player has won be either getting four 1’s or four 2’s in either a row vertically, horizontally, or diagonally the program will output the winner by displaying “Player (number) Wins!!!”. After the message displaying who </text:span><text:soft-page-break/><text:span text:style-name="T7">wins the program will add a few newlines for spacing then ask the user if he/she would like to play again with the traditional (Y/N) option prompting the user to either type a ‘Y’ for Yes or a ‘N’ for No. If the user types ‘Y’ the program will loop again and start a new game with a clean board to allow for the fun to continue!</text:span></text:p>
      <text:p text:style-name="P5"><text:span text:style-name="T7"/></text:p>
      <text:p text:style-name="P6"><text:span text:style-name="T3">L</text:span><text:span text:style-name="T1">essons Learned:</text:span></text:p>
      <text:p text:style-name="P6"><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23:19:49.787839567</meta:creation-date>
    <dc:date>2017-04-27T23:54:19.570067625</dc:date>
    <meta:editing-duration>PT13M57S</meta:editing-duration>
    <meta:editing-cycles>4</meta:editing-cycles>
    <meta:generator>LibreOffice/5.1.6.2$Linux_X86_64 LibreOffice_project/10m0$Build-2</meta:generator>
    <meta:document-statistic meta:table-count="0" meta:image-count="0" meta:object-count="0" meta:page-count="2" meta:paragraph-count="16" meta:word-count="668" meta:character-count="3721" meta:non-whitespace-character-count="3057"/>
  </office:meta>
</office:document-meta>
</file>